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outline1">
      <style:graphic-properties fo:min-height="8.88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first</text:p>
              </text:list-item>
            </text:list>
            <text:list text:style-name="L2">
              <text:list-item>
                <text:list>
                  <text:list-item>
                    <text:p>seco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Kufi Arab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los Vajna</meta:initial-creator>
    <meta:creation-date>2025-10-31T14:00:06.496810340</meta:creation-date>
    <dc:date>2025-11-03T14:01:39.583036597</dc:date>
    <dc:creator>Miklos Vajna</dc:creator>
    <meta:editing-duration>PT29M35S</meta:editing-duration>
    <meta:editing-cycles>5</meta:editing-cycles>
    <meta:generator>Collabora_OfficeDev/25.04.7.1$Linux_X86_64 LibreOffice_project/418e9b43fc4381679b87d8c56072292486aecd86</meta:generator>
    <meta:document-statistic meta:object-count="24"/>
  </office:meta>
</office:document-meta>
</file>